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a99a"/>
    </style:style>
    <style:style style:name="P2" style:family="paragraph" style:parent-style-name="Standard" style:list-style-name="L9">
      <style:text-properties officeooo:paragraph-rsid="000ec4c8"/>
    </style:style>
    <style:style style:name="P3" style:family="paragraph" style:parent-style-name="Standard" style:list-style-name="L9">
      <loext:graphic-properties draw:fill="none"/>
      <style:text-properties officeooo:paragraph-rsid="000ec4c8"/>
    </style:style>
    <style:style style:name="P4" style:family="paragraph" style:parent-style-name="Standard">
      <style:text-properties style:font-name="Times New Roman" fo:font-weight="bold" officeooo:paragraph-rsid="000ea99a" style:font-weight-asian="bold" style:font-weight-complex="bold"/>
    </style:style>
    <style:style style:name="P5" style:family="paragraph" style:parent-style-name="Standard">
      <style:text-properties style:font-name="Times New Roman" officeooo:rsid="000ec4c8" officeooo:paragraph-rsid="000ec4c8"/>
    </style:style>
    <style:style style:name="P6" style:family="paragraph" style:parent-style-name="Standard" style:list-style-name="L7">
      <style:text-properties style:font-name="Times New Roman" officeooo:rsid="000ec4c8" officeooo:paragraph-rsid="000ec4c8"/>
    </style:style>
    <style:style style:name="P7" style:family="paragraph" style:parent-style-name="Standard" style:list-style-name="L11">
      <style:text-properties style:font-name="Times New Roman" officeooo:paragraph-rsid="0010a892"/>
    </style:style>
    <style:style style:name="P8" style:family="paragraph" style:parent-style-name="Standard" style:list-style-name="L12">
      <style:text-properties style:font-name="Times New Roman" officeooo:paragraph-rsid="0010a892"/>
    </style:style>
    <style:style style:name="P9" style:family="paragraph" style:parent-style-name="Standard" style:list-style-name="L5">
      <style:text-properties style:font-name="Times New Roman" officeooo:paragraph-rsid="000ea99a"/>
    </style:style>
    <style:style style:name="P10" style:family="paragraph" style:parent-style-name="Standard" style:master-page-name="MP0">
      <style:paragraph-properties style:page-number="auto" fo:break-before="page"/>
      <style:text-properties officeooo:paragraph-rsid="000ea99a"/>
    </style:style>
    <style:style style:name="T1" style:family="text">
      <style:text-properties officeooo:rsid="000ec4c8" style:font-weight-complex="bold"/>
    </style:style>
    <style:style style:name="T2" style:family="text">
      <style:text-properties officeooo:rsid="000fc25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2cda"/>
    </style:style>
    <style:style style:name="T5" style:family="text">
      <style:text-properties officeooo:rsid="000ec4c8"/>
    </style:style>
    <style:style style:name="T6" style:family="text">
      <style:text-properties officeooo:rsid="0010a892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00f2cda"/>
    </style:style>
    <style:style style:name="T10" style:family="text">
      <style:text-properties style:font-name="Times New Roman" officeooo:rsid="000ec4c8" style:font-weight-complex="bold"/>
    </style:style>
    <style:style style:name="T11" style:family="text">
      <style:text-properties style:font-name="Times New Roman" officeooo:rsid="000fc25e" style:font-weight-complex="bol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a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a." style:num-format="1" text:start-value="4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Absatz-Standardschriftart"><text:span text:style-name="T8">Titel</text:span></text:span><text:span text:style-name="T7">:<text:tab/><text:tab/></text:span><text:span text:style-name="T9">Austritt aus einer Gruppe und Benachrichtigung der existierenden Mitglieder</text:span></text:p>
      <text:p text:style-name="P1"><text:span text:style-name="Absatz-Standardschriftart"><text:span text:style-name="T8">Akteur:</text:span></text:span><text:span text:style-name="T7"><text:tab/>Nutzer</text:span></text:p>
      <text:p text:style-name="P1"><text:span text:style-name="Absatz-Standardschriftart"><text:span text:style-name="T8">Ziel:<text:tab/><text:tab/></text:span></text:span><text:span text:style-name="T9">Austritt aus einer</text:span><text:span text:style-name="T7"> Gruppe </text:span></text:p>
      <text:p text:style-name="P4"/>
      <text:p text:style-name="P4">Auslöser:</text:p>
      <text:p text:style-name="P5">Der Nutzer möchte aus der Gruppe austreten.</text:p>
      <text:p text:style-name="P4"/>
      <text:p text:style-name="P4">Vorbedingungen:</text:p>
      <text:list xml:id="list8088734200966131162" text:style-name="L11">
        <text:list-item>
          <text:p text:style-name="P7"><text:span text:style-name="T5">Der Nutzer ist bereits angemeldet </text:span></text:p>
        </text:list-item>
        <text:list-item>
          <text:p text:style-name="P7"><text:span text:style-name="T6">Er befindet sich in der Gruppe, aus der er austreten möchte.</text:span></text:p>
        </text:list-item>
      </text:list>
      <text:p text:style-name="P4"/>
      <text:p text:style-name="P4">Nachbedingungen:</text:p>
      <text:list xml:id="list1330461699448178813" text:style-name="L12">
        <text:list-item>
          <text:p text:style-name="P8"><text:span text:style-name="T5">Der Nutzer ist weiterhin angemeldet</text:span></text:p>
        </text:list-item>
        <text:list-item>
          <text:p text:style-name="P8"><text:span text:style-name="T6">Er befindet sich nicht mehr in der Gruppe.</text:span></text:p>
        </text:list-item>
      </text:list>
      <text:p text:style-name="P4"/>
      <text:p text:style-name="P4">Erfolgsszenario:</text:p>
      <text:list xml:id="list649368200087474222" text:style-name="L7">
        <text:list-item>
          <text:p text:style-name="P6">Der Nutzer navigiert zu der Gruppe aus der er austreten möchte.</text:p>
        </text:list-item>
        <text:list-item>
          <text:p text:style-name="P6"><text:span text:style-name="T4">Der Server zeigt das Gruppenprofil an.</text:span></text:p>
        </text:list-item>
        <text:list-item>
          <text:p text:style-name="P6">Der Nutzer tritt über einen Button aus der Gruppe aus.</text:p>
        </text:list-item>
        <text:list-item>
          <text:p text:style-name="P6">Der Server schickt eine Meldung zum Bestätigen des Austritts.</text:p>
        </text:list-item>
        <text:list-item>
          <text:p text:style-name="P6">Der Nutzer bestätigt seinen Austritt.</text:p>
        </text:list-item>
        <text:list-item>
          <text:p text:style-name="P6">Der Server zeigt eine Nachricht <text:s/>zum erneuten anmelden in diese Gruppe, und eine Liste aller Gruppenmitglieder dieser Gruppe.</text:p>
        </text:list-item>
      </text:list>
      <text:list xml:id="list1846366786181082840" text:style-name="L5">
        <text:list-header>
          <text:p text:style-name="P9"/>
        </text:list-header>
      </text:list>
      <text:p text:style-name="P4"/>
      <text:p text:style-name="P4">Fehlerfälle:</text:p>
      <text:list xml:id="list1957154502096180216" text:style-name="L9">
        <text:list-item>
          <text:p text:style-name="P2"><text:span text:style-name="Absatz-Standardschriftart"><text:span text:style-name="T10">Der Server kann den Nutzer nicht aus der Gruppe entfernen.</text:span></text:span></text:p>
          <text:list>
            <text:list-item>
              <text:p text:style-name="P2"><text:span text:style-name="Absatz-Standardschriftart"><text:span text:style-name="T10">Der Server meldet eine entsprechende Fehlermeldung</text:span></text:span></text:p>
            </text:list-item>
            <text:list-item>
              <text:p text:style-name="P2"><text:span text:style-name="Absatz-Standardschriftart"><text:span text:style-name="T10">Der Nutzer </text:span></text:span><text:span text:style-name="Absatz-Standardschriftart"><text:span text:style-name="T11">bestätigt die Fehlermeldung mit dem „ok“-Button.</text:span></text:span></text:p>
            </text:list-item>
            <text:list-item>
              <text:p text:style-name="P3"><text:span text:style-name="Absatz-Standardschriftart"><text:span text:style-name="T11">Der Server zeigt das Gruppenprofil an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1:20:13.372000000</meta:creation-date>
    <dc:date>2015-04-13T21:57:08.907000000</dc:date>
    <meta:editing-duration>PT21M53S</meta:editing-duration>
    <meta:editing-cycles>4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23" meta:word-count="161" meta:character-count="1024" meta:non-whitespace-character-count="895"/>
  </office:meta>
</office:document-meta>
</file>